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f5dd9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f5dd9"/>
    </style:style>
    <style:style style:name="P5" style:family="paragraph" style:parent-style-name="Text_20_body">
      <style:text-properties officeooo:paragraph-rsid="0008e1b9"/>
    </style:style>
    <style:style style:name="P6" style:family="paragraph" style:parent-style-name="Text_20_body">
      <style:text-properties fo:language="ru" fo:country="RU" officeooo:rsid="000509c9" officeooo:paragraph-rsid="00097eea"/>
    </style:style>
    <style:style style:name="P7" style:family="paragraph" style:parent-style-name="Text_20_body">
      <style:text-properties officeooo:paragraph-rsid="000f994b"/>
    </style:style>
    <style:style style:name="P8" style:family="paragraph" style:parent-style-name="Text_20_body">
      <style:text-properties officeooo:rsid="00162ee6" officeooo:paragraph-rsid="00162ee6"/>
    </style:style>
    <style:style style:name="P9" style:family="paragraph" style:parent-style-name="Text_20_body">
      <style:text-properties style:font-name="Times New Roman" officeooo:rsid="000f994b" officeooo:paragraph-rsid="000f994b"/>
    </style:style>
    <style:style style:name="P10" style:family="paragraph" style:parent-style-name="Text_20_body">
      <style:text-properties style:font-name="Times New Roman" fo:font-size="12pt" fo:font-weight="normal" officeooo:rsid="001b3b87" officeooo:paragraph-rsid="002b2b5f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129778" officeooo:paragraph-rsid="002b2b5f" style:font-size-asian="12pt" style:font-weight-asian="normal" style:font-size-complex="12pt" style:font-weight-complex="normal"/>
    </style:style>
    <style:style style:name="P12" style:family="paragraph" style:parent-style-name="Text_20_body">
      <style:text-properties officeooo:paragraph-rsid="002b2b5f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Heading_20_1">
      <style:text-properties style:font-name="Times New Roman"/>
    </style:style>
    <style:style style:name="P17" style:family="paragraph" style:parent-style-name="Heading_20_1">
      <style:paragraph-properties fo:break-before="page"/>
      <style:text-properties style:font-name="Times New Roman" officeooo:rsid="000f994b" officeooo:paragraph-rsid="000f994b"/>
    </style:style>
    <style:style style:name="P18" style:family="paragraph" style:parent-style-name="Heading_20_1" style:master-page-name="">
      <style:paragraph-properties fo:orphans="0" fo:widows="0" style:page-number="auto" fo:keep-with-next="auto"/>
    </style:style>
    <style:style style:name="P19" style:family="paragraph" style:parent-style-name="Heading_20_2">
      <style:text-properties officeooo:paragraph-rsid="0008e1b9"/>
    </style:style>
    <style:style style:name="P20" style:family="paragraph" style:parent-style-name="Heading_20_2">
      <style:text-properties officeooo:paragraph-rsid="00097eea"/>
    </style:style>
    <style:style style:name="P21" style:family="paragraph" style:parent-style-name="Heading_20_2">
      <style:text-properties style:font-name="Times New Roman" fo:font-size="14pt" fo:font-weight="bold" officeooo:rsid="001b0ca4" officeooo:paragraph-rsid="001b0ca4" style:font-name-asian="Microsoft YaHei" style:font-size-asian="14pt" style:font-weight-asian="bold" style:font-name-complex="Arial" style:font-size-complex="14pt" style:font-weight-complex="bold"/>
    </style:style>
    <style:style style:name="P22" style:family="paragraph" style:parent-style-name="Heading_20_2">
      <style:text-properties officeooo:rsid="001b3b87" officeooo:paragraph-rsid="001b3b87"/>
    </style:style>
    <style:style style:name="P23" style:family="paragraph" style:parent-style-name="Heading_20_2">
      <style:text-properties officeooo:rsid="002c9649" officeooo:paragraph-rsid="002c9649"/>
    </style:style>
    <style:style style:name="P24" style:family="paragraph" style:parent-style-name="Heading_20_2">
      <style:text-properties officeooo:rsid="001dcee0" officeooo:paragraph-rsid="001dcee0"/>
    </style:style>
    <style:style style:name="P25" style:family="paragraph" style:parent-style-name="Heading_20_3">
      <style:text-properties officeooo:rsid="0010f8a2" officeooo:paragraph-rsid="0010f8a2"/>
    </style:style>
    <style:style style:name="P26" style:family="paragraph" style:parent-style-name="Heading_20_3">
      <style:text-properties officeooo:rsid="001e203f" officeooo:paragraph-rsid="001e203f"/>
    </style:style>
    <style:style style:name="P27" style:family="paragraph" style:parent-style-name="Heading_20_3">
      <style:text-properties officeooo:paragraph-rsid="001e203f"/>
    </style:style>
    <style:style style:name="P28" style:family="paragraph" style:parent-style-name="Heading_20_3">
      <style:text-properties style:font-name="Times New Roman" fo:font-size="12pt" fo:font-weight="normal" officeooo:rsid="001e203f" officeooo:paragraph-rsid="001e203f" style:font-name-asian="Microsoft YaHei" style:font-size-asian="14.1000003814697pt" style:font-weight-asian="bold" style:font-name-complex="Arial" style:font-size-complex="14.1000003814697pt" style:font-weight-complex="bold"/>
    </style:style>
    <style:style style:name="P29" style:family="paragraph" style:parent-style-name="Heading_20_3">
      <style:text-properties style:font-name="Times New Roman" fo:font-size="12pt" fo:font-weight="normal" officeooo:rsid="00142f61" officeooo:paragraph-rsid="00142f61" style:font-name-asian="Microsoft YaHei" style:font-size-asian="14.1000003814697pt" style:font-weight-asian="bold" style:font-name-complex="Arial" style:font-size-complex="14.1000003814697pt" style:font-weight-complex="bold"/>
    </style:style>
    <style:style style:name="P30" style:family="paragraph" style:parent-style-name="Heading_20_3">
      <style:text-properties officeooo:rsid="002c9649" officeooo:paragraph-rsid="002c9649"/>
    </style:style>
    <style:style style:name="P31" style:family="paragraph" style:parent-style-name="Heading_20_3">
      <style:text-properties officeooo:paragraph-rsid="0012e6ed"/>
    </style:style>
    <style:style style:name="P32" style:family="paragraph" style:parent-style-name="Heading_20_3">
      <style:text-properties officeooo:paragraph-rsid="00142f61"/>
    </style:style>
    <style:style style:name="P33" style:family="paragraph" style:parent-style-name="Heading_20_3">
      <style:text-properties officeooo:paragraph-rsid="0015f67d"/>
    </style:style>
    <style:style style:name="P34" style:family="paragraph" style:parent-style-name="Heading_20_3">
      <style:text-properties officeooo:rsid="0015f67d" officeooo:paragraph-rsid="0015f67d"/>
    </style:style>
    <style:style style:name="P35" style:family="paragraph" style:parent-style-name="Heading_20_3">
      <style:text-properties fo:language="ru" fo:country="RU" officeooo:rsid="001b0ca4" officeooo:paragraph-rsid="001b0ca4"/>
    </style:style>
    <style:style style:name="P36" style:family="paragraph" style:parent-style-name="Heading_20_3">
      <style:text-properties officeooo:rsid="001b0ca4" officeooo:paragraph-rsid="001b0ca4"/>
    </style:style>
    <style:style style:name="P37" style:family="paragraph" style:parent-style-name="Heading_20_3">
      <style:text-properties officeooo:rsid="001b0ca4" officeooo:paragraph-rsid="001b3b87"/>
    </style:style>
    <style:style style:name="P38" style:family="paragraph" style:parent-style-name="Heading_20_3">
      <style:text-properties officeooo:rsid="001b3b87" officeooo:paragraph-rsid="001b3b87"/>
    </style:style>
    <style:style style:name="P39" style:family="paragraph" style:parent-style-name="Heading_20_3">
      <style:text-properties officeooo:rsid="001b3b87" officeooo:paragraph-rsid="001dcee0"/>
    </style:style>
    <style:style style:name="P40" style:family="paragraph" style:parent-style-name="Heading_20_3">
      <style:text-properties officeooo:paragraph-rsid="001b3b87"/>
    </style:style>
    <style:style style:name="P41" style:family="paragraph" style:parent-style-name="Heading_20_3">
      <style:text-properties officeooo:paragraph-rsid="002c9649"/>
    </style:style>
    <style:style style:name="P42" style:family="paragraph" style:parent-style-name="Heading_20_3">
      <style:text-properties officeooo:rsid="001dcee0" officeooo:paragraph-rsid="001dcee0"/>
    </style:style>
    <style:style style:name="P43" style:family="paragraph" style:parent-style-name="Heading_20_4">
      <style:text-properties officeooo:paragraph-rsid="0012e6ed"/>
    </style:style>
    <style:style style:name="P44" style:family="paragraph" style:parent-style-name="Heading_20_4">
      <style:text-properties officeooo:rsid="001e203f" officeooo:paragraph-rsid="001e203f"/>
    </style:style>
    <style:style style:name="P45" style:family="paragraph" style:parent-style-name="Heading_20_4">
      <style:text-properties officeooo:paragraph-rsid="00142f61"/>
    </style:style>
    <style:style style:name="P46" style:family="paragraph" style:parent-style-name="Heading_20_4">
      <style:text-properties officeooo:paragraph-rsid="0015f67d"/>
    </style:style>
    <style:style style:name="P47" style:family="paragraph" style:parent-style-name="Heading_20_4">
      <style:text-properties officeooo:rsid="0015f67d" officeooo:paragraph-rsid="0015f67d"/>
    </style:style>
    <style:style style:name="P48" style:family="paragraph" style:parent-style-name="Heading_20_4">
      <style:text-properties officeooo:rsid="001b3b87" officeooo:paragraph-rsid="001b3b87"/>
    </style:style>
    <style:style style:name="P49" style:family="paragraph" style:parent-style-name="Heading_20_4">
      <style:text-properties officeooo:paragraph-rsid="001b3b87"/>
    </style:style>
    <style:style style:name="P50" style:family="paragraph" style:parent-style-name="Standard" style:master-page-name="First_20_Page">
      <style:paragraph-properties style:page-number="auto"/>
    </style:style>
    <style:style style:name="P51" style:family="paragraph" style:parent-style-name="Standard">
      <style:paragraph-properties fo:text-align="end" style:justify-single-word="false"/>
      <style:text-properties officeooo:paragraph-rsid="0033b0f2"/>
    </style:style>
    <style:style style:name="P52" style:family="paragraph" style:parent-style-name="Text_20_body">
      <style:text-properties officeooo:paragraph-rsid="0008e1b9"/>
    </style:style>
    <style:style style:name="P53" style:family="paragraph" style:parent-style-name="Text_20_body">
      <style:text-properties officeooo:paragraph-rsid="0033b0f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09c9"/>
    </style:style>
    <style:style style:name="T3" style:family="text">
      <style:text-properties fo:language="ru" fo:country="RU" officeooo:rsid="0005c931"/>
    </style:style>
    <style:style style:name="T4" style:family="text">
      <style:text-properties fo:language="ru" fo:country="RU" fo:font-weight="bold" officeooo:rsid="0006e227" style:font-weight-asian="bold" style:font-weight-complex="bold"/>
    </style:style>
    <style:style style:name="T5" style:family="text">
      <style:text-properties fo:language="ru" fo:country="RU" officeooo:rsid="00097eea"/>
    </style:style>
    <style:style style:name="T6" style:family="text">
      <style:text-properties fo:language="ru" fo:country="RU" officeooo:rsid="000f994b"/>
    </style:style>
    <style:style style:name="T7" style:family="text">
      <style:text-properties fo:language="ru" fo:country="RU" officeooo:rsid="0010f8a2"/>
    </style:style>
    <style:style style:name="T8" style:family="text">
      <style:text-properties fo:language="ru" fo:country="RU" officeooo:rsid="00142f61"/>
    </style:style>
    <style:style style:name="T9" style:family="text">
      <style:text-properties fo:language="ru" fo:country="RU" officeooo:rsid="001b0ca4"/>
    </style:style>
    <style:style style:name="T10" style:family="text">
      <style:text-properties fo:language="ru" fo:country="RU" officeooo:rsid="001b3b87"/>
    </style:style>
    <style:style style:name="T11" style:family="text">
      <style:text-properties fo:language="ru" fo:country="RU" officeooo:rsid="0012e6ed"/>
    </style:style>
    <style:style style:name="T12" style:family="text">
      <style:text-properties fo:language="ru" fo:country="RU" style:text-underline-style="none" officeooo:rsid="0033b0f2"/>
    </style:style>
    <style:style style:name="T13" style:family="text">
      <style:text-properties style:font-name="Times New Roman" fo:font-size="12pt" fo:language="ru" fo:country="RU" fo:font-weight="normal" officeooo:rsid="00097eea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language="ru" fo:country="RU" fo:font-weight="normal" officeooo:rsid="000a4df5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ru" fo:country="RU" fo:font-weight="normal" officeooo:rsid="000f994b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language="ru" fo:country="RU" fo:font-weight="normal" officeooo:rsid="0008e1b9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language="ru" fo:country="RU" fo:font-weight="normal" officeooo:rsid="003205a9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language="ru" fo:country="RU" fo:font-weight="normal" officeooo:rsid="001b3b87" style:font-name-asian="Microsoft YaHei" style:font-size-asian="14.1000003814697pt" style:font-weight-asian="bold" style:font-name-complex="Arial" style:font-size-complex="14.1000003814697pt" style:font-weight-complex="bold"/>
    </style:style>
    <style:style style:name="T19" style:family="text">
      <style:text-properties style:font-name="Times New Roman" fo:font-size="12pt" fo:language="ru" fo:country="RU" fo:font-weight="normal" officeooo:rsid="003205a9" style:font-name-asian="Microsoft YaHei" style:font-size-asian="14.1000003814697pt" style:font-weight-asian="bold" style:font-name-complex="Arial" style:font-size-complex="14.1000003814697pt" style:font-weight-complex="bold"/>
    </style:style>
    <style:style style:name="T20" style:family="text">
      <style:text-properties style:font-name="Times New Roman" fo:font-size="12pt" fo:font-weight="normal" officeooo:rsid="00129778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12e6ed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0f994b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3205a9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33b0f2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142f61" style:font-name-asian="Microsoft YaHei" style:font-size-asian="14.1000003814697pt" style:font-weight-asian="bold" style:font-name-complex="Arial" style:font-size-complex="14.1000003814697pt" style:font-weight-complex="bold"/>
    </style:style>
    <style:style style:name="T26" style:family="text">
      <style:text-properties style:font-name="Times New Roman" fo:font-size="12pt" fo:font-weight="normal" officeooo:rsid="0015f67d" style:font-name-asian="Microsoft YaHei" style:font-size-asian="14.1000003814697pt" style:font-weight-asian="bold" style:font-name-complex="Arial" style:font-size-complex="14.1000003814697pt" style:font-weight-complex="bold"/>
    </style:style>
    <style:style style:name="T27" style:family="text">
      <style:text-properties style:font-name="Times New Roman" fo:font-size="12pt" fo:font-weight="normal" officeooo:rsid="001b3b87" style:font-name-asian="Microsoft YaHei" style:font-size-asian="14.1000003814697pt" style:font-weight-asian="bold" style:font-name-complex="Arial" style:font-size-complex="14.1000003814697pt" style:font-weight-complex="bold"/>
    </style:style>
    <style:style style:name="T28" style:family="text">
      <style:text-properties style:font-name="Times New Roman" fo:font-size="12pt" fo:font-weight="normal" officeooo:rsid="002c9649" style:font-name-asian="Microsoft YaHei" style:font-size-asian="14.1000003814697pt" style:font-weight-asian="bold" style:font-name-complex="Arial" style:font-size-complex="14.1000003814697pt" style:font-weight-complex="bold"/>
    </style:style>
    <style:style style:name="T29" style:family="text">
      <style:text-properties style:font-name="Times New Roman" fo:font-size="12pt" fo:font-weight="normal" officeooo:rsid="002e3743" style:font-name-asian="Microsoft YaHei" style:font-size-asian="14.1000003814697pt" style:font-weight-asian="bold" style:font-name-complex="Arial" style:font-size-complex="14.1000003814697pt" style:font-weight-complex="bold"/>
    </style:style>
    <style:style style:name="T30" style:family="text">
      <style:text-properties style:font-name="Times New Roman" fo:font-size="12pt" fo:font-weight="normal" officeooo:rsid="003205a9" style:font-name-asian="Microsoft YaHei" style:font-size-asian="14.1000003814697pt" style:font-weight-asian="bold" style:font-name-complex="Arial" style:font-size-complex="14.1000003814697pt" style:font-weight-complex="bold"/>
    </style:style>
    <style:style style:name="T31" style:family="text">
      <style:text-properties style:font-name="Times New Roman" fo:font-size="12pt" fo:language="en" fo:country="US" fo:font-weight="normal" officeooo:rsid="0008e1b9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officeooo:rsid="0033b0f2" style:font-size-asian="12pt" style:font-size-complex="12pt"/>
    </style:style>
    <style:style style:name="T33" style:family="text">
      <style:text-properties style:font-name="Times New Roman" fo:font-size="14pt" fo:language="ru" fo:country="RU" officeooo:rsid="000509c9" style:font-size-asian="14pt" style:font-size-complex="14pt"/>
    </style:style>
    <style:style style:name="T34" style:family="text">
      <style:text-properties style:font-name="Times New Roman" fo:font-size="16pt" fo:font-weight="bold" officeooo:rsid="000f994b" style:font-name-asian="Microsoft YaHei" style:font-size-asian="16pt" style:font-weight-asian="bold" style:font-name-complex="Arial" style:font-size-complex="16pt" style:font-weight-complex="bold"/>
    </style:style>
    <style:style style:name="T35" style:family="text">
      <style:text-properties style:font-name="Times New Roman" fo:font-size="20pt" fo:language="en" fo:country="US" fo:font-weight="bold" officeooo:rsid="00033694" style:font-size-asian="20pt" style:font-weight-asian="bold" style:font-size-complex="20pt" style:font-weight-complex="bold"/>
    </style:style>
    <style:style style:name="T36" style:family="text">
      <style:text-properties style:font-name="Times New Roman" fo:font-size="20pt" fo:language="ru" fo:country="RU" fo:font-weight="bold" officeooo:rsid="003205a9" style:font-size-asian="20pt" style:font-weight-asian="bold" style:font-size-complex="20pt" style:font-weight-complex="bold"/>
    </style:style>
    <style:style style:name="T37" style:family="text">
      <style:text-properties style:font-name="Times New Roman" officeooo:rsid="000f994b"/>
    </style:style>
    <style:style style:name="T38" style:family="text">
      <style:text-properties style:font-name="Times New Roman" officeooo:rsid="000a4df5"/>
    </style:style>
    <style:style style:name="T39" style:family="text">
      <style:text-properties officeooo:rsid="000a4df5"/>
    </style:style>
    <style:style style:name="T40" style:family="text">
      <style:text-properties fo:language="en" fo:country="US" officeooo:rsid="000f5dd9"/>
    </style:style>
    <style:style style:name="T41" style:family="text">
      <style:text-properties fo:language="en" fo:country="US" style:text-underline-style="solid" style:text-underline-width="auto" style:text-underline-color="font-color" officeooo:rsid="000f5dd9"/>
    </style:style>
    <style:style style:name="T42" style:family="text">
      <style:text-properties fo:language="en" fo:country="US" style:text-underline-style="none" officeooo:rsid="000f5dd9"/>
    </style:style>
    <style:style style:name="T43" style:family="text">
      <style:text-properties fo:language="en" fo:country="US" style:text-underline-style="none" officeooo:rsid="0033b0f2"/>
    </style:style>
    <style:style style:name="T44" style:family="text">
      <style:text-properties officeooo:rsid="000f5dd9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33b0f2"/>
    </style:style>
    <style:style style:name="T48" style:family="text">
      <style:text-properties officeooo:rsid="000f994b"/>
    </style:style>
    <style:style style:name="T49" style:family="text">
      <style:text-properties officeooo:rsid="0010f8a2"/>
    </style:style>
    <style:style style:name="T50" style:family="text">
      <style:text-properties fo:font-size="12pt" fo:language="ru" fo:country="RU" fo:font-weight="normal" officeooo:rsid="000f994b" style:font-size-asian="12pt" style:font-weight-asian="normal" style:font-size-complex="12pt" style:font-weight-complex="normal"/>
    </style:style>
    <style:style style:name="T51" style:family="text">
      <style:text-properties fo:font-size="12pt" fo:language="en" fo:country="US" fo:font-weight="normal" officeooo:rsid="0010f8a2" style:font-size-asian="12pt" style:font-weight-asian="normal" style:font-size-complex="12pt" style:font-weight-complex="normal"/>
    </style:style>
    <style:style style:name="T52" style:family="text">
      <style:text-properties officeooo:rsid="00129778"/>
    </style:style>
    <style:style style:name="T53" style:family="text">
      <style:text-properties officeooo:rsid="0012e6ed"/>
    </style:style>
    <style:style style:name="T54" style:family="text">
      <style:text-properties style:font-name="Times New Roman2" fo:font-size="12pt" fo:font-style="normal" fo:font-weight="normal" officeooo:rsid="0012e6e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5" style:family="text">
      <style:text-properties style:font-name="Times New Roman2" fo:font-size="12pt" fo:font-style="normal" fo:font-weight="normal" officeooo:rsid="00142f61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6" style:family="text">
      <style:text-properties style:font-name="Times New Roman2" fo:font-size="12pt" fo:font-style="normal" fo:font-weight="normal" officeooo:rsid="0015f67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7" style:family="text">
      <style:text-properties style:font-name="Times New Roman2" fo:font-size="12pt" fo:font-style="normal" fo:font-weight="normal" officeooo:rsid="001b3b8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8" style:family="text">
      <style:text-properties style:font-name="Times New Roman2" fo:font-size="12pt" fo:font-style="normal" fo:font-weight="normal" officeooo:rsid="003205a9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9" style:family="text">
      <style:text-properties style:font-name="Times New Roman2" fo:font-size="12pt" fo:language="ru" fo:country="RU" fo:font-style="normal" fo:font-weight="normal" officeooo:rsid="001b3b8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60" style:family="text">
      <style:text-properties style:font-name="Times New Roman2" fo:font-size="12pt" fo:language="ru" fo:country="RU" fo:font-style="normal" fo:font-weight="normal" officeooo:rsid="003205a9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61" style:family="text">
      <style:text-properties style:font-name="Times New Roman2" fo:font-size="12pt" fo:language="en" fo:country="US" fo:font-style="normal" fo:font-weight="normal" officeooo:rsid="003205a9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62" style:family="text">
      <style:text-properties officeooo:rsid="00142f61"/>
    </style:style>
    <style:style style:name="T63" style:family="text">
      <style:text-properties officeooo:rsid="0015f67d"/>
    </style:style>
    <style:style style:name="T64" style:family="text">
      <style:text-properties officeooo:rsid="001b3b87"/>
    </style:style>
    <style:style style:name="T65" style:family="text">
      <style:text-properties officeooo:rsid="001dcee0"/>
    </style:style>
    <style:style style:name="T66" style:family="text">
      <style:text-properties officeooo:rsid="001e203f"/>
    </style:style>
    <style:style style:name="T67" style:family="text">
      <style:text-properties officeooo:rsid="002ac6e0"/>
    </style:style>
    <style:style style:name="T68" style:family="text">
      <style:text-properties officeooo:rsid="002c9649"/>
    </style:style>
    <style:style style:name="T69" style:family="text">
      <style:text-properties officeooo:rsid="002e3743"/>
    </style:style>
    <style:style style:name="T70" style:family="text">
      <style:text-properties officeooo:rsid="003205a9"/>
    </style:style>
    <style:style style:name="T71" style:family="text">
      <style:text-properties fo:font-size="20pt" fo:language="ru" fo:country="RU" fo:font-weight="bold" officeooo:rsid="000192cb" style:font-size-asian="20pt" style:font-weight-asian="bold" style:font-size-complex="20pt" style:font-weight-complex="bold"/>
    </style:style>
    <style:style style:name="T72" style:family="text">
      <style:text-properties fo:font-size="20pt" fo:language="ru" fo:country="RU" fo:font-weight="bold" officeooo:rsid="000a4df5" style:font-size-asian="20pt" style:font-weight-asian="bold" style:font-size-complex="20pt" style:font-weight-complex="bold"/>
    </style:style>
    <style:style style:name="T73" style:family="text">
      <style:text-properties officeooo:rsid="0033b0f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bookmark-start text:name="__RefHeading___Toc838_999031852"/>Техническое задание<text:bookmark-end text:name="__RefHeading___Toc838_999031852"/></text:p>
      <text:p text:style-name="Standard"><text:bookmark-start text:name="__RefHeading___Toc836_999031852"/><text:span text:style-name="T71">Разработка </text:span><text:span text:style-name="T36">веб</text:span><text:span text:style-name="T72"> </text:span><text:span text:style-name="T71">приложения «</text:span><text:span text:style-name="T35">Shapeshifter</text:span><text:span text:style-name="T71">»</text:span><text:bookmark-end text:name="__RefHeading___Toc836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bookmark-start text:name="__RefHeading___Toc834_999031852"/>Заказчик<text:span text:style-name="T40">:<text:tab/><text:tab/><text:tab/><text:tab/></text:span><text:span text:style-name="T42"><text:tab/></text:span><text:span text:style-name="T41"><text:tab/><text:tab/></text:span><text:span text:style-name="T42"> <text:s/></text:span><text:span text:style-name="T44">ст</text:span>арший преподаватель Тарасов В.С.<text:bookmark-end text:name="__RefHeading___Toc834_999031852"/></text:p>
      <text:p text:style-name="P4"><text:bookmark-start text:name="__RefHeading___Toc832_999031852"/>Исполнители<text:tab/><text:tab/><text:tab/><text:tab/><text:tab/><text:tab/><text:span text:style-name="T46"><text:tab/><text:tab/></text:span><text:span text:style-name="T45"><text:tab/><text:tab/></text:span><text:span text:style-name="T46"> <text:s text:c="4"/></text:span>Чердакли М.Д.<text:bookmark-end text:name="__RefHeading___Toc832_999031852"/></text:p>
      <text:p text:style-name="P2"><text:span text:style-name="T45"><text:tab/><text:tab/></text:span><text:span text:style-name="T46"> <text:s text:c="6"/></text:span><text:span text:style-name="T12">Четкин Ю.Ю.</text:span></text:p>
      <text:p text:style-name="P2"><text:span text:style-name="T45"><text:tab/><text:tab/></text:span><text:span text:style-name="T46"> <text:s text:c="5"/></text:span><text:span text:style-name="T32">Утекалко Д.А.</text:span></text:p>
      <text:p text:style-name="P51"><text:span text:style-name="T45"><text:tab/><text:tab/></text:span><text:span text:style-name="T46"> <text:s text:c="7"/></text:span><text:span text:style-name="T32">Попков М.М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style-name="Sect1" text:protected="true" text:name="Оглавление1">
        <text:table-of-content-source text:outline-level="2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3"><text:a xlink:type="simple" xlink:href="#__RefHeading___Toc872_1689325553" text:style-name="Index_20_Link" text:visited-style-name="Index_20_Link">1. <text:s/>Понятия и термины<text:tab/>2</text:a></text:p>
          <text:p text:style-name="P13"><text:a xlink:type="simple" xlink:href="#__RefHeading___Toc944_999031852" text:style-name="Index_20_Link" text:visited-style-name="Index_20_Link">2. <text:s/>Общие сведения<text:tab/>2</text:a></text:p>
          <text:p text:style-name="P14"><text:a xlink:type="simple" xlink:href="#__RefHeading___Toc1350_999031852" text:style-name="Index_20_Link" text:visited-style-name="Index_20_Link">2.1. <text:s/>Наименование Заказчика<text:tab/>2</text:a></text:p>
          <text:p text:style-name="P14"><text:a xlink:type="simple" xlink:href="#__RefHeading___Toc1028_999031852" text:style-name="Index_20_Link" text:visited-style-name="Index_20_Link">2.2. <text:s/>Наименование Исполнителя<text:tab/>2</text:a></text:p>
          <text:p text:style-name="P14"><text:a xlink:type="simple" xlink:href="#__RefHeading___Toc1026_999031852" text:style-name="Index_20_Link" text:visited-style-name="Index_20_Link">2.3. <text:s/>Основание для разработки<text:tab/>2</text:a></text:p>
          <text:p text:style-name="P14"><text:a xlink:type="simple" xlink:href="#__RefHeading___Toc1024_999031852" text:style-name="Index_20_Link" text:visited-style-name="Index_20_Link">2.4. <text:s/>Плановые сроки начала и окончания работ<text:tab/>2</text:a></text:p>
          <text:p text:style-name="P13"><text:a xlink:type="simple" xlink:href="#__RefHeading___Toc1020_999031852" text:style-name="Index_20_Link" text:visited-style-name="Index_20_Link">3. <text:s/>Общие положения<text:tab/>3</text:a></text:p>
          <text:p text:style-name="P14"><text:a xlink:type="simple" xlink:href="#__RefHeading___Toc1018_999031852" text:style-name="Index_20_Link" text:visited-style-name="Index_20_Link">3.1. <text:s/>Назначение документа<text:tab/>3</text:a></text:p>
          <text:p text:style-name="P13"><text:a xlink:type="simple" xlink:href="#__RefHeading___Toc874_1689325553" text:style-name="Index_20_Link" text:visited-style-name="Index_20_Link">4. <text:s/>Цели создания Системы<text:tab/>3</text:a></text:p>
          <text:p text:style-name="P13"><text:a xlink:type="simple" xlink:href="#__RefHeading___Toc996_999031852" text:style-name="Index_20_Link" text:visited-style-name="Index_20_Link">5. <text:s/>Требования к Системе<text:tab/>3</text:a></text:p>
          <text:p text:style-name="P14"><text:a xlink:type="simple" xlink:href="#__RefHeading___Toc994_999031852" text:style-name="Index_20_Link" text:visited-style-name="Index_20_Link">5.1. <text:s/>Основные функциональные требования Системы<text:tab/>3</text:a></text:p>
          <text:p text:style-name="P14"><text:a xlink:type="simple" xlink:href="#__RefHeading___Toc970_999031852" text:style-name="Index_20_Link" text:visited-style-name="Index_20_Link">5.2. <text:s/>Основные нефункциональные требования Системы<text:tab/>4</text:a></text:p>
          <text:p text:style-name="P14"><text:a xlink:type="simple" xlink:href="#__RefHeading___Toc952_999031852" text:style-name="Index_20_Link" text:visited-style-name="Index_20_Link">5.3. <text:s/>Требования к пользовательскому интерфейсу<text:tab/>4</text:a></text:p>
          <text:p text:style-name="P13"><text:a xlink:type="simple" xlink:href="#__RefHeading___Toc950_999031852" text:style-name="Index_20_Link" text:visited-style-name="Index_20_Link">6. <text:s/>Варианты использования<text:tab/>4</text:a></text:p>
          <text:p text:style-name="P14"><text:a xlink:type="simple" xlink:href="#__RefHeading___Toc948_999031852" text:style-name="Index_20_Link" text:visited-style-name="Index_20_Link">6.1. <text:s/>Регистрация<text:tab/>4</text:a></text:p>
          <text:p text:style-name="P14"><text:a xlink:type="simple" xlink:href="#__RefHeading___Toc876_1689325553" text:style-name="Index_20_Link" text:visited-style-name="Index_20_Link">6.2. <text:s/>Авторизация<text:tab/>5</text:a></text:p>
          <text:p text:style-name="P14"><text:a xlink:type="simple" xlink:href="#__RefHeading___Toc878_1689325553" text:style-name="Index_20_Link" text:visited-style-name="Index_20_Link">6.3. <text:s/>Добавление изображения<text:tab/>5</text:a></text:p>
          <text:p text:style-name="P14"><text:a xlink:type="simple" xlink:href="#__RefHeading___Toc665_1799767573" text:style-name="Index_20_Link" text:visited-style-name="Index_20_Link">6.4. <text:s/>Удаление изображения<text:tab/>5</text:a></text:p>
          <text:p text:style-name="P14"><text:a xlink:type="simple" xlink:href="#__RefHeading___Toc885_1689325553" text:style-name="Index_20_Link" text:visited-style-name="Index_20_Link">6.5. <text:s/>Обработка изображения<text:tab/>5</text:a></text:p>
          <text:p text:style-name="P14"><text:a xlink:type="simple" xlink:href="#__RefHeading___Toc880_1689325553" text:style-name="Index_20_Link" text:visited-style-name="Index_20_Link">6.6. <text:s/>Просмотр Ленты<text:tab/>5</text:a></text:p>
          <text:p text:style-name="P14"><text:a xlink:type="simple" xlink:href="#__RefHeading___Toc882_1689325553" text:style-name="Index_20_Link" text:visited-style-name="Index_20_Link">6.7. <text:s/>Просмотр информации об изображении<text:tab/>5</text:a></text:p>
          <text:p text:style-name="P14"><text:a xlink:type="simple" xlink:href="#__RefHeading___Toc667_1799767573" text:style-name="Index_20_Link" text:visited-style-name="Index_20_Link">6.8. <text:s/>Просмотр личного кабинета<text:tab/>5</text:a></text:p>
          <text:p text:style-name="P14"><text:a xlink:type="simple" xlink:href="#__RefHeading___Toc669_1799767573" text:style-name="Index_20_Link" text:visited-style-name="Index_20_Link">6.9. <text:s/>Просмотр списка пользователей администратором<text:tab/>6</text:a></text:p>
          <text:p text:style-name="P13"><text:a xlink:type="simple" xlink:href="#__RefHeading___Toc946_999031852" text:style-name="Index_20_Link" text:visited-style-name="Index_20_Link">7. <text:s/>Порядок контроля и приемки<text:tab/>6</text:a></text:p>
        </text:index-body>
      </text:table-of-content>
      <text:p text:style-name="Title"/>
      <text:h text:style-name="P17" text:outline-level="1"><text:bookmark-start text:name="__RefHeading___Toc872_1689325553"/>Понятия и термины<text:bookmark-end text:name="__RefHeading___Toc872_1689325553"/></text:h>
      <text:p text:style-name="P10">БД — база данных.</text:p>
      <text:p text:style-name="P10">Изображение-источник — необработанный вариант добавленного в приложение изображения.</text:p>
      <text:p text:style-name="P12"><text:span text:style-name="T22">Л</text:span><text:span text:style-name="T20">ента — подвижная часть пользовательского интерфейса с изображениями, упорядоченными по какому-то признаку.</text:span></text:p>
      <text:p text:style-name="P7">Неавторизованный пользователь — человек, который может авторизоваться на сайте, если был зарегистрирован ранее, иначе зарегистрироваться на нем.</text:p>
      <text:p text:style-name="P9">Пользователь — человек, прошедший регистрацию, который может пользоваться основными клиентскими возможностями сайта.</text:p>
      <text:p text:style-name="P12"><text:span text:style-name="T37">Система — </text:span><text:span text:style-name="T23">веб</text:span><text:span text:style-name="T38"> </text:span><text:span text:style-name="T37">приложение «</text:span><text:span text:style-name="T16">Shape</text:span><text:span text:style-name="T17">s</text:span><text:span text:style-name="T31">hifter</text:span><text:span text:style-name="T37">», требования к которому указаны в данном документе.</text:span></text:p>
      <text:p text:style-name="P11">Техрайтер — лицо, непосредственно выполняющие написание содержательной части документации.</text:p>
      <text:h text:style-name="P16" text:outline-level="1"><text:bookmark-start text:name="__RefHeading___Toc944_999031852"/>Общие сведения<text:bookmark-end text:name="__RefHeading___Toc944_999031852"/></text:h>
      <text:h text:style-name="Heading_20_2" text:outline-level="2"><text:bookmark-start text:name="__RefHeading___Toc1350_999031852"/><text:span text:style-name="T4">Наименование</text:span><text:span text:style-name="T2"> </text:span><text:span text:style-name="T6">З</text:span><text:span text:style-name="T2">аказчика</text:span><text:bookmark-end text:name="__RefHeading___Toc1350_999031852"/></text:h>
      <text:p text:style-name="Text_20_body">Старший преподаватель Тарасов Вячеслав Сергеевич, кафедра программирования и информационны<text:span text:style-name="T67">х</text:span> технологий.</text:p>
      <text:h text:style-name="Heading_20_2" text:outline-level="2"><text:bookmark-start text:name="__RefHeading___Toc1028_999031852"/>Наименование <text:span text:style-name="T48">И</text:span>сполнителя<text:bookmark-end text:name="__RefHeading___Toc1028_999031852"/></text:h>
      <text:p text:style-name="P5">Студент Чердакли Максим Дмитриевич, кафедра информационных систем и технологий.</text:p>
      <text:p text:style-name="P5">Студент <text:span text:style-name="T24">Четкин Юлий Юрьевич</text:span>, кафедра информационных систем и технологий.</text:p>
      <text:p text:style-name="P5">Студент <text:span text:style-name="T24">Утекалко Дмитрий Александрович</text:span>, кафедра информационных систем и технологий.</text:p>
      <text:p text:style-name="P53">Студент <text:span text:style-name="T24">Попков Михаил Михайлович</text:span>, кафедра информационных систем и технологий.</text:p>
      <text:h text:style-name="P19" text:outline-level="2"><text:bookmark-start text:name="__RefHeading___Toc1026_999031852"/>Основание для разработки<text:bookmark-end text:name="__RefHeading___Toc1026_999031852"/></text:h>
      <text:p text:style-name="P5">Необходимость заказчика в наличии приложения, позволяющего обрабатывать <text:span text:style-name="T21">изображения</text:span> и просматривать <text:span text:style-name="T70">л</text:span>енту<text:span text:style-name="T52"> </text:span><text:span text:style-name="T48">по дате</text:span>.</text:p>
      <text:h text:style-name="Heading_20_2" text:outline-level="2"><text:bookmark-start text:name="__RefHeading___Toc1024_999031852"/>Плановые сроки начала и окончания работ<text:bookmark-end text:name="__RefHeading___Toc1024_999031852"/></text:h>
      <text:p text:style-name="Text_20_body">Плановый срок начала работ — <text:span text:style-name="T39">м</text:span>арт 2022.</text:p>
      <text:p text:style-name="Text_20_body">Плановый срок окончания работ — <text:span text:style-name="T39">м</text:span>ай 2022.</text:p>
      <text:h text:style-name="Heading_20_1" text:outline-level="1"><text:bookmark-start text:name="__RefHeading___Toc1020_999031852"/><text:soft-page-break/>Общие положения<text:bookmark-end text:name="__RefHeading___Toc1020_999031852"/></text:h>
      <text:h text:style-name="P20" text:outline-level="2"><text:bookmark-start text:name="__RefHeading___Toc1018_999031852"/><text:span text:style-name="T33">Назначение</text:span><text:span text:style-name="T2"> документа</text:span><text:bookmark-end text:name="__RefHeading___Toc1018_999031852"/></text:h>
      <text:p text:style-name="P6">В настоящем документе приводится полный набор требований к <text:span text:style-name="T48">С</text:span>истеме, необходимых для реализации.</text:p>
      <text:p text:style-name="Text_20_body">Подпись Заказчика и Исполнителя на настоящем документе подтверждает их согласие с нижеследующими фактами и условиями:</text:p>
      <text:h text:style-name="Heading_20_3" text:outline-level="3">При реализации необходимо выполнить работы в объеме, указанном в настоящем Техническом задании.</text:h>
      <text:h text:style-name="Heading_20_3" text:outline-level="3"><text:span text:style-name="T2">Все неоднозначности, выявленные в настоящем Техническом задании после его подписания, подлежат двухстороннему соглашению между </text:span><text:span text:style-name="T6">с</text:span><text:span text:style-name="T2">торонами.</text:span></text:h>
      <text:h text:style-name="P18" text:outline-level="1"><text:bookmark-start text:name="__RefHeading___Toc874_1689325553"/><text:span text:style-name="T1">Цели создания </text:span><text:span text:style-name="T7">С</text:span><text:span text:style-name="T1">истемы</text:span><text:bookmark-end text:name="__RefHeading___Toc874_1689325553"/></text:h>
      <text:h text:style-name="Heading_20_3" text:outline-level="3"><text:span text:style-name="T5">С точки зрения </text:span><text:span text:style-name="T15">Заказчика</text:span><text:span text:style-name="T5">:</text:span></text:h>
      <text:h text:style-name="Heading_20_4" text:outline-level="4"><text:span text:style-name="T5">П</text:span><text:span text:style-name="T1">олучение готового приложения в соответствии с Техническим заданием.</text:span></text:h>
      <text:h text:style-name="Heading_20_3" text:outline-level="3"><text:span text:style-name="T6">С </text:span><text:span text:style-name="T5">точки зрения </text:span><text:span text:style-name="T15">Исполнителя:</text:span></text:h>
      <text:h text:style-name="Heading_20_4" text:outline-level="4">Получение опыта и знаний <text:span text:style-name="T53">в разработке мобильных приложений и оформлении документации</text:span>.</text:h>
      <text:h text:style-name="P43" text:outline-level="4"><text:span text:style-name="T13">Формирование</text:span><text:span text:style-name="T5"> клиентской базы для оказания </text:span><text:span text:style-name="T14">дальнейших</text:span><text:span text:style-name="T5"> услуг.</text:span></text:h>
      <text:h text:style-name="Heading_20_3" text:outline-level="3"><text:span text:style-name="T5">С точки зрения </text:span><text:span text:style-name="T50">Пользователя</text:span><text:span text:style-name="T51">:</text:span></text:h>
      <text:h text:style-name="Heading_20_4" text:outline-level="4">Получение возможности обрабатывать <text:span text:style-name="T54">изображения</text:span> и делиться ими с другими Пользователями.</text:h>
      <text:h text:style-name="Heading_20_1" text:outline-level="1"><text:bookmark-start text:name="__RefHeading___Toc996_999031852"/>Требования к <text:span text:style-name="T49">С</text:span><text:span text:style-name="T34">истеме</text:span><text:bookmark-end text:name="__RefHeading___Toc996_999031852"/></text:h>
      <text:h text:style-name="Heading_20_2" text:outline-level="2"><text:bookmark-start text:name="__RefHeading___Toc994_999031852"/><text:span text:style-name="T1">Основные функциональные требования </text:span><text:span text:style-name="T3">С</text:span><text:span text:style-name="T1">истемы</text:span><text:bookmark-end text:name="__RefHeading___Toc994_999031852"/></text:h>
      <text:h text:style-name="P25" text:outline-level="3">Регистрация и авторизация <text:span text:style-name="T66">п</text:span>ользователей.</text:h>
      <text:h text:style-name="P26" text:outline-level="3">Разделение пользователей по ролям:</text:h>
      <text:h text:style-name="P44" text:outline-level="4">Незарегистрированные пользователи, имеющие ограниченный доступ к функционалу Системы.</text:h>
      <text:h text:style-name="P44" text:outline-level="4">Пользователи, прошедшие регистрацию и имеющие полный доступ к функционалу Системы.</text:h>
      <text:h text:style-name="P44" text:outline-level="4">Администраторы, имеющие помимо обычных прав Пользователя возможность просматривать приватные изображения и удалять изображения других пользователей.</text:h>
      <text:h text:style-name="P26" text:outline-level="3">Добавление и удаление изображений.</text:h>
      <text:h text:style-name="P26" text:outline-level="3"><text:soft-page-break/>Обработка изображений.</text:h>
      <text:h text:style-name="P27" text:outline-level="3"><text:span text:style-name="T66">Просмотр </text:span><text:span text:style-name="T30">информации об</text:span><text:span text:style-name="T66"> изображени</text:span><text:span text:style-name="T70">и</text:span><text:span text:style-name="T66">.</text:span></text:h>
      <text:h text:style-name="P28" text:outline-level="3">Формирование <text:span text:style-name="T70">л</text:span>енты по дате.</text:h>
      <text:h text:style-name="P30" text:outline-level="3">Формирование <text:span text:style-name="T70">л</text:span>енты добавленных изображений в личном кабинете.</text:h>
      <text:h text:style-name="Heading_20_2" text:outline-level="2"><text:bookmark-start text:name="__RefHeading___Toc970_999031852"/>Основные нефункциональные требования Системы<text:bookmark-end text:name="__RefHeading___Toc970_999031852"/></text:h>
      <text:h text:style-name="P31" text:outline-level="3"><text:span text:style-name="T53">Поддержка </text:span><text:span text:style-name="T19">основных распространенных браузеров</text:span><text:span text:style-name="T11">:</text:span></text:h>
      <text:h text:style-name="P43" text:outline-level="4"><text:span text:style-name="T53">Система должна поддерживаться </text:span><text:span text:style-name="T60">в браузерах </text:span><text:span text:style-name="T61">Chrome </text:span><text:span text:style-name="T60">и </text:span><text:span text:style-name="T61">FireFox</text:span><text:span text:style-name="T8">.</text:span></text:h>
      <text:h text:style-name="P32" text:outline-level="3"><text:span text:style-name="T25">Б</text:span><text:span text:style-name="T62">езопасность:</text:span></text:h>
      <text:h text:style-name="P45" text:outline-level="4"><text:span text:style-name="T62">Система не должна позволять Неавторизованным пользователям </text:span><text:span text:style-name="T55">получать доступ к сценариям, доступным лишь Пользователям.</text:span></text:h>
      <text:h text:style-name="P29" text:outline-level="3">Численность и квалификация персонала:</text:h>
      <text:h text:style-name="P46" text:outline-level="4"><text:span text:style-name="T62">Команда состоит из трех человек, между которыми распределены </text:span><text:span text:style-name="T58">задачи</text:span><text:span text:style-name="T62"> </text:span><text:span text:style-name="T56">разработчика</text:span><text:span text:style-name="T62">, </text:span><text:span text:style-name="T70">т</text:span><text:span text:style-name="T63">ехрайтера и </text:span><text:span text:style-name="T62">тестировщика</text:span><text:span text:style-name="T63">.</text:span></text:h>
      <text:h text:style-name="P33" text:outline-level="3"><text:span text:style-name="T26">Надежность Системы</text:span><text:span text:style-name="T63">:</text:span></text:h>
      <text:h text:style-name="P46" text:outline-level="4"><text:span text:style-name="T63">При возникновении ошибки </text:span><text:span text:style-name="T56">в программе,</text:span><text:span text:style-name="T63"> пользователь должен получить соответс</text:span><text:span text:style-name="T67">т</text:span><text:span text:style-name="T63">вующее сообщение.</text:span></text:h>
      <text:h text:style-name="P47" text:outline-level="4">Ошибки и сбои не должны приводить к повреждению данных и работоспособности Системы в целом.</text:h>
      <text:h text:style-name="Heading_20_2" text:outline-level="2"><text:bookmark-start text:name="__RefHeading___Toc952_999031852"/>Требования к пользовательскому интерфейсу<text:bookmark-end text:name="__RefHeading___Toc952_999031852"/></text:h>
      <text:h text:style-name="P34" text:outline-level="3">Возможность перехода на все основные экраны приложения с главного экрана.</text:h>
      <text:h text:style-name="P34" text:outline-level="3">Оформление пользовательского интерфейса в едином стиле.</text:h>
      <text:h text:style-name="Heading_20_1" text:outline-level="1"><text:bookmark-start text:name="__RefHeading___Toc950_999031852"/>Варианты использования<text:bookmark-end text:name="__RefHeading___Toc950_999031852"/></text:h>
      <text:h text:style-name="P21" text:outline-level="2"><text:bookmark-start text:name="__RefHeading___Toc948_999031852"/>Регистрация<text:bookmark-end text:name="__RefHeading___Toc948_999031852"/></text:h>
      <text:h text:style-name="P35" text:outline-level="3">Заполнение необходимых для регистрации полей.</text:h>
      <text:h text:style-name="P36" text:outline-level="3">Получение сообщения о некорректности введенных данных, если:</text:h>
      <text:h text:style-name="P48" text:outline-level="4">Введенны<text:span text:style-name="T70">й</text:span> логин уже занят.</text:h>
      <text:h text:style-name="P48" text:outline-level="4">Введенные пароли не совпадают.</text:h>
      <text:h text:style-name="P38" text:outline-level="3">Создание новых данных входа для пользователя, при вводе корректных данных.</text:h>
      <text:h text:style-name="P22" text:outline-level="2"><text:bookmark-start text:name="__RefHeading___Toc876_1689325553"/>Авторизация<text:bookmark-end text:name="__RefHeading___Toc876_1689325553"/></text:h>
      <text:h text:style-name="P40" text:outline-level="3"><text:span text:style-name="T9">Заполнение необходимых для </text:span><text:span text:style-name="T18">авторизации</text:span><text:span text:style-name="T9"> полей.</text:span></text:h>
      <text:h text:style-name="P37" text:outline-level="3"><text:soft-page-break/>Получение сообщения о некорректности введенных данных, если:</text:h>
      <text:h text:style-name="P49" text:outline-level="4"><text:span text:style-name="T64">Введенный логин </text:span><text:span text:style-name="T57">не содержится в БД пользователей</text:span><text:span text:style-name="T64">.</text:span></text:h>
      <text:h text:style-name="P49" text:outline-level="4"><text:span text:style-name="T9">Введенны</text:span><text:span text:style-name="T10">й</text:span><text:span text:style-name="T9"> парол</text:span><text:span text:style-name="T59">ь неверен</text:span><text:span text:style-name="T9">.</text:span></text:h>
      <text:h text:style-name="P38" text:outline-level="3">Завершение регистрации и получение доступа к полноценному функционалу сайта.</text:h>
      <text:h text:style-name="P22" text:outline-level="2"><text:bookmark-start text:name="__RefHeading___Toc878_1689325553"/>Добавление изображения<text:bookmark-end text:name="__RefHeading___Toc878_1689325553"/></text:h>
      <text:h text:style-name="P38" text:outline-level="3">Добавление изображения с устройства <text:span text:style-name="T65">Пользователя</text:span>.</text:h>
      <text:h text:style-name="P40" text:outline-level="3"><text:span text:style-name="T28">Включение</text:span><text:span text:style-name="T64"> приватного доступа </text:span><text:span text:style-name="T68">для</text:span><text:span text:style-name="T64"> загруженно</text:span><text:span text:style-name="T68">го</text:span><text:span text:style-name="T64"> изображени</text:span><text:span text:style-name="T68">я</text:span><text:span text:style-name="T64">.</text:span></text:h>
      <text:h text:style-name="P23" text:outline-level="2"><text:bookmark-start text:name="__RefHeading___Toc665_1799767573"/>Удаление изображения<text:bookmark-end text:name="__RefHeading___Toc665_1799767573"/></text:h>
      <text:h text:style-name="P41" text:outline-level="3"><text:span text:style-name="T28">Удаление пользователем загруженн</text:span><text:span text:style-name="T29">ого</text:span><text:span text:style-name="T28"> им изображени</text:span><text:span text:style-name="T29">я</text:span><text:span text:style-name="T28">.</text:span></text:h>
      <text:h text:style-name="P41" text:outline-level="3"><text:span text:style-name="T28">Удаление администратором</text:span><text:span text:style-name="T68"> люб</text:span><text:span text:style-name="T69">ого</text:span><text:span text:style-name="T68"> изображени</text:span><text:span text:style-name="T69">я</text:span><text:span text:style-name="T68">.</text:span></text:h>
      <text:h text:style-name="P24" text:outline-level="2"><text:bookmark-start text:name="__RefHeading___Toc885_1689325553"/>Обработка изображения<text:bookmark-end text:name="__RefHeading___Toc885_1689325553"/></text:h>
      <text:h text:style-name="P42" text:outline-level="3">Возможность обработки загруженных данным <text:span text:style-name="T69">П</text:span>ользователем Изображений-источников или Изображений-источников других Пользователей с публичным доступом.</text:h>
      <text:h text:style-name="P22" text:outline-level="2"><text:bookmark-start text:name="__RefHeading___Toc880_1689325553"/>Просмотр Ленты<text:bookmark-end text:name="__RefHeading___Toc880_1689325553"/></text:h>
      <text:h text:style-name="P38" text:outline-level="3">Просмотр Ленты <text:span text:style-name="T65">по дате публичных обработанных изображений</text:span> с ограничениями для Незарегистрированного пользователя.</text:h>
      <text:h text:style-name="P39" text:outline-level="3">Просмотр Ленты <text:span text:style-name="T65">по дате публичных обработанных изображений</text:span> без ограничений для Пользователя <text:span text:style-name="T69">и администратора</text:span>.</text:h>
      <text:h text:style-name="P38" text:outline-level="3">Возможность перехода к странице информации об изображении для Пользователя <text:span text:style-name="T69">и администратора</text:span>.</text:h>
      <text:h text:style-name="P22" text:outline-level="2"><text:bookmark-start text:name="__RefHeading___Toc882_1689325553"/>Просмотр информации об изображении<text:bookmark-end text:name="__RefHeading___Toc882_1689325553"/></text:h>
      <text:h text:style-name="P40" text:outline-level="3"><text:span text:style-name="T64">Вывод Изображения-источника </text:span><text:span text:style-name="T70">и даты создания</text:span><text:span text:style-name="T27"> этого изображения.</text:span></text:h>
      <text:h text:style-name="P23" text:outline-level="2"><text:bookmark-start text:name="__RefHeading___Toc667_1799767573"/>Просмотр личного кабинета<text:bookmark-end text:name="__RefHeading___Toc667_1799767573"/></text:h>
      <text:h text:style-name="P30" text:outline-level="3">Вывод информации о <text:span text:style-name="T69">П</text:span>ользователе.</text:h>
      <text:h text:style-name="P30" text:outline-level="3">Формирование Ленты добавленных <text:span text:style-name="T69">П</text:span>ользователем Изображений-источников.</text:h>
      <text:h text:style-name="P23" text:outline-level="2"><text:bookmark-start text:name="__RefHeading___Toc669_1799767573"/>Просмотр списка пользователей администратором<text:bookmark-end text:name="__RefHeading___Toc669_1799767573"/></text:h>
      <text:h text:style-name="P30" text:outline-level="3">Просмотр администратором список всех зарегистрированных пользователей.</text:h>
      <text:h text:style-name="Heading_20_1" text:outline-level="1"><text:bookmark-start text:name="__RefHeading___Toc946_999031852"/><text:soft-page-break/>Порядок контроля и приемки<text:bookmark-end text:name="__RefHeading___Toc946_999031852"/></text:h>
      <text:p text:style-name="P8"><text:bookmark-start text:name="__RefHeading___Toc1032_999031852"/>Сдача-приемка работ производится поэтапно, в соответствии с рабочей программой и календарным планом.<text:bookmark-end text:name="__RefHeading___Toc1032_999031852"/></text:p>
      <text:p text:style-name="P8">Заказчик принимает разработанный продукт в соответствии с Техническим заданием.</text:p>
      <text:p text:style-name="P8">Все создаваемые в рамках настоящей работы программные изделия передаются Заказчику, как в виде готовых модулей, так и в виде исходных кодов, представляемых в электронной форме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6cm" fo:margin-right="0cm" fo:margin-top="0cm" fo:margin-bottom="0.199cm" style:contextual-spacing="false" fo:line-height="115%" fo:text-align="justify" style:justify-single-word="false" fo:text-indent="0.6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199cm" style:contextual-spacing="false"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fo:text-align="start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101cm" style:contextual-spacing="false" fo:text-align="justify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01cm" fo:margin-bottom="0.101cm" style:contextual-spacing="false" fo:text-align="justify" style:justify-single-word="false" style:page-number="auto"/>
      <style:text-properties style:font-name="Times New Roman2" fo:font-family="'Times New Roman'" style:font-style-name="Обычный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1.199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1.79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7:17:09.455000000</meta:creation-date>
    <dc:date>2022-09-18T12:12:09.871000000</dc:date>
    <meta:editing-duration>PT2H51M22S</meta:editing-duration>
    <meta:editing-cycles>16</meta:editing-cycles>
    <meta:generator>LibreOffice/7.0.0.3$Windows_x86 LibreOffice_project/8061b3e9204bef6b321a21033174034a5e2ea88e</meta:generator>
    <meta:document-statistic meta:table-count="0" meta:image-count="0" meta:object-count="0" meta:page-count="8" meta:paragraph-count="131" meta:word-count="886" meta:character-count="7398" meta:non-whitespace-character-count="6561"/>
  </office:meta>
</office:document-meta>
</file>